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e1" officeooo:paragraph-rsid="0017e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7:24:09.737694449</meta:creation-date>
    <dc:date>2026-03-21T17:24:52.351648300</dc:date>
    <meta:editing-duration>PT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8.5.2$Linux_X86_64 LibreOffice_project/580$Build-2</meta:generator>
  </office:meta>
</office:document-meta>
</file>